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808080" draw:textarea-horizontal-align="justify" draw:textarea-vertical-align="middle" draw:auto-grow-height="false" fo:min-height="11.497cm" fo:min-width="16.327cm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0.45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2cm" fo:min-width="0.45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03cm" fo:min-width="4.26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02cm" fo:min-width="4.26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cm" fo:min-width="0.45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cm" fo:min-width="0.4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1cm" fo:min-width="0.45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1cm" fo:min-width="0.4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02cm" fo:min-width="0.45cm"/>
      <style:paragraph-properties style:writing-mode="lr-tb"/>
    </style:style>
    <style:style style:name="gr11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0.598cm" fo:min-width="0.35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68cm" fo:min-width="0.2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68cm" fo:min-width="0.21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7cm" fo:min-width="0.21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68cm" fo:min-width="0.21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69cm" fo:min-width="0.2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67cm" fo:min-width="0.2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469cm" fo:min-width="0.21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469cm" fo:min-width="0.21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467cm" fo:min-width="0.21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67cm" fo:min-width="0.21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47cm" fo:min-width="0.216cm"/>
      <style:paragraph-properties style:writing-mode="lr-tb"/>
    </style:style>
    <style:style style:name="gr24" style:family="graphic" style:parent-style-name="standard">
      <style:graphic-properties svg:stroke-width="0.018cm" draw:marker-start-width="0.23cm" draw:marker-end-width="0.23cm" draw:textarea-horizontal-align="justify" draw:textarea-vertical-align="middle" draw:auto-grow-height="false" fo:min-height="0.449cm" fo:min-width="0.201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468cm" fo:min-width="0.21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469cm" fo:min-width="0.21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467cm" fo:min-width="0.21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47cm" fo:min-width="0.217cm"/>
      <style:paragraph-properties style:writing-mode="lr-tb"/>
    </style:style>
    <style:style style:name="gr29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0.365cm" fo:min-width="0.117cm" fo:padding-top="0.176cm" fo:padding-bottom="0.176cm" fo:padding-left="0.301cm" fo:padding-right="0.301cm"/>
      <style:paragraph-properties style:writing-mode="lr-tb"/>
    </style:style>
    <style:style style:name="gr30" style:family="graphic" style:parent-style-name="standard">
      <style:graphic-properties svg:stroke-width="0.018cm" draw:marker-start-width="0.23cm" draw:marker-end-width="0.23cm" draw:textarea-horizontal-align="justify" draw:textarea-vertical-align="middle" draw:auto-grow-height="false" fo:min-height="0.45cm" fo:min-width="0.201cm" fo:padding-top="0.134cm" fo:padding-bottom="0.134cm" fo:padding-left="0.259cm" fo:padding-right="0.259cm"/>
      <style:paragraph-properties style:writing-mode="lr-tb"/>
    </style:style>
    <style:style style:name="gr31" style:family="graphic" style:parent-style-name="standard">
      <style:graphic-properties svg:stroke-width="0.018cm" draw:marker-start-width="0.23cm" draw:marker-end-width="0.23cm" draw:textarea-horizontal-align="justify" draw:textarea-vertical-align="middle" draw:auto-grow-height="false" fo:min-height="0.448cm" fo:min-width="0.201cm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svg:stroke-opacity="100%" draw:fill="solid" draw:fill-color="#ffffff" draw:textarea-horizontal-align="justify" draw:textarea-vertical-align="middle" draw:auto-grow-height="false" fo:min-height="8.289cm" fo:min-width="0.419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svg:stroke-opacity="100%" draw:fill="solid" draw:fill-color="#ffffff" draw:opacity="100%" draw:textarea-horizontal-align="justify" draw:textarea-vertical-align="middle" draw:auto-grow-height="false" fo:min-height="0.351cm" fo:min-width="3.911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svg:stroke-opacity="100%" draw:fill="solid" draw:fill-color="#ffffff" draw:textarea-horizontal-align="justify" draw:textarea-vertical-align="middle" draw:auto-grow-height="false" fo:min-height="0.351cm" fo:min-width="3.911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svg:stroke-opacity="100%" draw:fill="solid" draw:fill-color="#ffffff" draw:textarea-horizontal-align="justify" draw:textarea-vertical-align="middle" draw:auto-grow-height="false" fo:min-height="0.351cm" fo:min-width="3.593cm" fo:padding-top="0.142cm" fo:padding-bottom="0.142cm" fo:padding-left="0.267cm" fo:padding-right="0.267cm"/>
      <style:paragraph-properties style:writing-mode="lr-tb"/>
    </style:style>
    <style:style style:name="gr36" style:family="graphic" style:parent-style-name="objectwithoutfill">
      <style:graphic-properties svg:stroke-width="0.035cm" svg:stroke-color="#000000" draw:marker-start="Diamond" draw:marker-start-width="0.252cm" draw:marker-end-width="0.252cm" svg:stroke-opacity="100%" draw:fill="solid" draw:fill-color="#ffffff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000000" draw:marker-start-width="0.252cm" draw:marker-end-width="0.252cm" svg:stroke-opacity="100%" draw:fill="solid" draw:fill-color="#ffffff" draw:textarea-horizontal-align="justify" draw:textarea-vertical-align="middle" draw:auto-grow-height="false" fo:min-height="0.351cm" fo:min-width="3.594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svg:stroke-opacity="100%" draw:fill="solid" draw:fill-color="#ffffff" draw:textarea-horizontal-align="justify" draw:textarea-vertical-align="middle" draw:auto-grow-height="false" fo:min-height="0.669cm" fo:min-width="2.641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svg:stroke-opacity="100%" draw:fill="solid" draw:fill-color="#ffffff" draw:textarea-horizontal-align="justify" draw:textarea-vertical-align="middle" draw:auto-grow-height="false" fo:min-height="4.162cm" fo:min-width="2.642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svg:stroke-opacity="100%" draw:fill="solid" draw:fill-color="#ffffff" draw:textarea-horizontal-align="justify" draw:textarea-vertical-align="middle" draw:auto-grow-height="false" fo:min-height="2.257cm" fo:min-width="2.642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862cm" fo:min-width="0.89cm"/>
    </style:style>
    <style:style style:name="P1" style:family="paragraph">
      <loext:graphic-properties draw:fill="solid" draw:fill-color="#808080"/>
      <style:paragraph-properties fo:text-align="center"/>
      <style:text-properties style:font-name="Ubuntu"/>
    </style:style>
    <style:style style:name="P2" style:family="paragraph">
      <style:paragraph-properties fo:text-align="center" style:writing-mode="lr-tb"/>
      <style:text-properties style:font-name="Ubuntu"/>
    </style:style>
    <style:style style:name="P3" style:family="paragraph">
      <style:paragraph-properties fo:text-align="start" style:writing-mode="lr-tb"/>
      <style:text-properties style:font-name="Ubuntu"/>
    </style:style>
    <style:style style:name="P4" style:family="paragraph">
      <style:paragraph-properties fo:text-align="center" style:writing-mode="lr-tb"/>
      <style:text-properties style:font-name="Ubuntu" fo:font-size="8pt"/>
    </style:style>
    <style:style style:name="P5" style:family="paragraph">
      <style:paragraph-properties fo:text-align="center"/>
      <style:text-properties style:font-name="Noto Mono"/>
    </style:style>
    <style:style style:name="P6" style:family="paragraph">
      <loext:graphic-properties draw:fill="solid" draw:fill-color="#ffffff"/>
      <style:paragraph-properties fo:text-align="center"/>
      <style:text-properties style:font-name="Noto Mono"/>
    </style:style>
    <style:style style:name="P7" style:family="paragraph">
      <style:paragraph-properties fo:text-align="start"/>
      <style:text-properties style:font-name="Noto Mono" fo:font-size="14pt"/>
    </style:style>
    <style:style style:name="P8" style:family="paragraph">
      <loext:graphic-properties draw:fill="solid" draw:fill-color="#ffffff" draw:opacity="100%"/>
      <style:paragraph-properties fo:text-align="start"/>
      <style:text-properties style:font-name="Noto Mono" fo:font-size="14pt"/>
    </style:style>
    <style:style style:name="P9" style:family="paragraph">
      <loext:graphic-properties draw:fill="solid" draw:fill-color="#ffffff"/>
      <style:paragraph-properties fo:text-align="start"/>
      <style:text-properties style:font-name="Noto Mono" fo:font-size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/>
      <style:text-properties style:font-name="Noto Mono" fo:font-size="14pt" style:font-size-asian="14pt" style:font-size-complex="14pt"/>
    </style:style>
    <style:style style:name="P12" style:family="paragraph">
      <loext:graphic-properties draw:fill="solid" draw:fill-color="#ffffff"/>
      <style:paragraph-properties fo:text-align="center"/>
      <style:text-properties style:font-name="Noto Mono"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Ubuntu" fo:font-size="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27cm" svg:height="11.74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52cm" svg:height="0.953cm" svg:x="3.223cm" svg:y="4.492cm">
          <text:p text:style-name="P2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2cm" svg:height="0.952cm" svg:x="3.223cm" svg:y="5.44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2cm" svg:height="0.952cm" svg:x="4.175cm" svg:y="5.44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763cm" svg:height="0.753cm" svg:x="1.317cm" svg:y="2.471cm">
          <text:p text:style-name="P3"><text:span text:style-name="T1">Messag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2cm" svg:height="0.952cm" svg:x="2.27cm" svg:y="5.445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2cm" svg:height="0.952cm" svg:x="3.223cm" svg:y="6.398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763cm" svg:height="0.752cm" svg:x="1.317cm" svg:y="1.466cm">
          <text:p text:style-name="P3"><text:span text:style-name="T1">Hero info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763cm" svg:height="0.752cm" svg:x="1.317cm" svg:y="3.423cm">
          <text:p text:style-name="P3"><text:span text:style-name="T1">Monster info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95cm" svg:x="1.318cm" svg:y="7.67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95cm" svg:x="2.271cm" svg:y="7.67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52cm" svg:height="0.952cm" svg:x="3.223cm" svg:y="7.667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95cm" svg:height="0.95cm" svg:x="4.178cm" svg:y="7.67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95cm" svg:x="5.128cm" svg:y="7.67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52cm" svg:height="0.951cm" svg:x="1.318cm" svg:y="8.624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52cm" svg:height="0.951cm" svg:x="1.318cm" svg:y="9.575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95cm" svg:x="1.318cm" svg:y="10.529cm">
          <text:p text:style-name="P4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52cm" svg:height="0.951cm" svg:x="2.271cm" svg:y="8.624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52cm" svg:height="0.952cm" svg:x="3.223cm" svg:y="8.62cm">
          <text:p text:style-name="P4"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5cm" svg:height="0.951cm" svg:x="4.178cm" svg:y="8.624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52cm" svg:height="0.951cm" svg:x="2.271cm" svg:y="9.575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5cm" svg:height="0.951cm" svg:x="4.178cm" svg:y="9.575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95cm" svg:x="2.271cm" svg:y="10.529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52cm" svg:height="0.951cm" svg:x="3.223cm" svg:y="10.526cm">
          <text:p text:style-name="P4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95cm" svg:height="0.95cm" svg:x="4.178cm" svg:y="10.529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52cm" svg:height="0.951cm" svg:x="5.128cm" svg:y="8.624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952cm" svg:height="0.951cm" svg:x="5.128cm" svg:y="9.575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95cm" svg:x="5.128cm" svg:y="10.529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52cm" svg:height="0.952cm" svg:x="1.318cm" svg:y="11.479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52cm" svg:height="0.952cm" svg:x="2.271cm" svg:y="11.479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95cm" svg:x="3.223cm" svg:y="11.477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95cm" svg:height="0.952cm" svg:x="4.178cm" svg:y="11.479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52cm" svg:height="0.952cm" svg:x="5.128cm" svg:y="11.479cm">
          <text:p text:style-name="P4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952cm" svg:height="0.95cm" svg:x="3.223cm" svg:y="9.572cm">
          <text:p text:style-name="P4"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72cm" svg:height="0.718cm" svg:x="6.715cm" svg:y="1.537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7.436cm" svg:y="1.537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8.155cm" svg:y="1.53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16cm" svg:height="0.718cm" svg:x="8.877cm" svg:y="1.537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9.593cm" svg:y="1.537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6.715cm" svg:y="2.25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6.715cm" svg:y="2.976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0.72cm" svg:height="0.717cm" svg:x="6.715cm" svg:y="3.697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7.436cm" svg:y="2.25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8.155cm" svg:y="2.25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0.716cm" svg:height="0.719cm" svg:x="8.877cm" svg:y="2.25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7.436cm" svg:y="2.976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0.716cm" svg:height="0.719cm" svg:x="8.877cm" svg:y="2.976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0.719cm" svg:height="0.717cm" svg:x="7.436cm" svg:y="3.69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8.155cm" svg:y="3.69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0.716cm" svg:height="0.717cm" svg:x="8.877cm" svg:y="3.69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9.593cm" svg:y="2.257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9.593cm" svg:y="2.976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0.72cm" svg:height="0.717cm" svg:x="9.593cm" svg:y="3.69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6.715cm" svg:y="4.41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7.436cm" svg:y="4.41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0.719cm" svg:height="0.717cm" svg:x="8.155cm" svg:y="4.41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0.716cm" svg:height="0.72cm" svg:x="8.877cm" svg:y="4.41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9.593cm" svg:y="4.41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0.719cm" svg:height="0.717cm" svg:x="8.155cm" svg:y="2.974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0.313cm" svg:y="1.537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034cm" svg:y="1.537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1.753cm" svg:y="1.53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2.475cm" svg:y="1.537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192cm" svg:y="1.537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0.313cm" svg:y="2.25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0.313cm" svg:y="2.976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0.72cm" svg:height="0.717cm" svg:x="10.313cm" svg:y="3.697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1.034cm" svg:y="2.25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1.753cm" svg:y="2.25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0.717cm" svg:height="0.719cm" svg:x="12.475cm" svg:y="2.25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1.034cm" svg:y="2.976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0.717cm" svg:height="0.719cm" svg:x="12.475cm" svg:y="2.976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0.719cm" svg:height="0.717cm" svg:x="11.034cm" svg:y="3.69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753cm" svg:y="3.69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layout" svg:width="0.717cm" svg:height="0.717cm" svg:x="12.475cm" svg:y="3.69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3.192cm" svg:y="2.257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3.192cm" svg:y="2.976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0.72cm" svg:height="0.717cm" svg:x="13.192cm" svg:y="3.69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0.313cm" svg:y="4.41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1.034cm" svg:y="4.41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0.719cm" svg:height="0.717cm" svg:x="11.753cm" svg:y="4.41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717cm" svg:height="0.72cm" svg:x="12.475cm" svg:y="4.41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3.192cm" svg:y="4.41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0.719cm" svg:height="0.717cm" svg:x="11.753cm" svg:y="2.974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6.715cm" svg:y="5.13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7.436cm" svg:y="5.13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8.155cm" svg:y="5.1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16cm" svg:height="0.718cm" svg:x="8.877cm" svg:y="5.13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9.593cm" svg:y="5.13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6.715cm" svg:y="5.8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6.715cm" svg:y="6.57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6.715cm" svg:y="7.293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7.436cm" svg:y="5.8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8.155cm" svg:y="5.85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0.716cm" svg:height="0.72cm" svg:x="8.877cm" svg:y="5.8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7.436cm" svg:y="6.57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16cm" svg:height="0.718cm" svg:x="8.877cm" svg:y="6.57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7.436cm" svg:y="7.2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8.155cm" svg:y="7.29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16cm" svg:height="0.718cm" svg:x="8.877cm" svg:y="7.2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9.593cm" svg:y="5.853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9.593cm" svg:y="6.57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9.593cm" svg:y="7.2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6.715cm" svg:y="8.0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7.436cm" svg:y="8.0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8.155cm" svg:y="8.0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0.716cm" svg:height="0.72cm" svg:x="8.877cm" svg:y="8.0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9.593cm" svg:y="8.0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0.719cm" svg:height="0.717cm" svg:x="8.155cm" svg:y="6.5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0.313cm" svg:y="5.13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034cm" svg:y="5.13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1.753cm" svg:y="5.1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2.475cm" svg:y="5.13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192cm" svg:y="5.13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0.313cm" svg:y="5.8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0.313cm" svg:y="6.57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0.313cm" svg:y="7.293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1.034cm" svg:y="5.8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1.753cm" svg:y="5.85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717cm" svg:height="0.72cm" svg:x="12.475cm" svg:y="5.8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034cm" svg:y="6.57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2.475cm" svg:y="6.57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034cm" svg:y="7.2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753cm" svg:y="7.29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2.475cm" svg:y="7.2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3.192cm" svg:y="5.853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192cm" svg:y="6.57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192cm" svg:y="7.2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0.313cm" svg:y="8.0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1.034cm" svg:y="8.0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753cm" svg:y="8.0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717cm" svg:height="0.72cm" svg:x="12.475cm" svg:y="8.0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3.192cm" svg:y="8.0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0.719cm" svg:height="0.717cm" svg:x="11.753cm" svg:y="6.5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6.715cm" svg:y="8.73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7.436cm" svg:y="8.73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8.155cm" svg:y="8.73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16cm" svg:height="0.718cm" svg:x="8.877cm" svg:y="8.73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9.593cm" svg:y="8.73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6.715cm" svg:y="9.4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6.715cm" svg:y="10.17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6.715cm" svg:y="10.893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7.436cm" svg:y="9.4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8.155cm" svg:y="9.45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0.716cm" svg:height="0.719cm" svg:x="8.877cm" svg:y="9.4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7.436cm" svg:y="10.17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0.716cm" svg:height="0.719cm" svg:x="8.877cm" svg:y="10.17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7.436cm" svg:y="10.8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8.155cm" svg:y="10.89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716cm" svg:height="0.718cm" svg:x="8.877cm" svg:y="10.8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9.593cm" svg:y="9.453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9.593cm" svg:y="10.17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9.593cm" svg:y="10.8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6.715cm" svg:y="11.6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7.436cm" svg:y="11.6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8.155cm" svg:y="11.6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0.716cm" svg:height="0.72cm" svg:x="8.877cm" svg:y="11.6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9.593cm" svg:y="11.6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0.719cm" svg:height="0.717cm" svg:x="8.155cm" svg:y="10.1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0.313cm" svg:y="8.73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034cm" svg:y="8.73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1.753cm" svg:y="8.73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2.475cm" svg:y="8.73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192cm" svg:y="8.734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0.313cm" svg:y="9.4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0.313cm" svg:y="10.17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0.313cm" svg:y="10.893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1.034cm" svg:y="9.4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753cm" svg:y="9.45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0.717cm" svg:height="0.719cm" svg:x="12.475cm" svg:y="9.4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1.034cm" svg:y="10.17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0.717cm" svg:height="0.719cm" svg:x="12.475cm" svg:y="10.17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034cm" svg:y="10.8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753cm" svg:y="10.89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2.475cm" svg:y="10.8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3.192cm" svg:y="9.453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3.192cm" svg:y="10.17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192cm" svg:y="10.8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0.313cm" svg:y="11.6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1.034cm" svg:y="11.6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1.753cm" svg:y="11.6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717cm" svg:height="0.72cm" svg:x="12.475cm" svg:y="11.6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3.192cm" svg:y="11.6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0.719cm" svg:height="0.717cm" svg:x="11.753cm" svg:y="10.1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912cm" svg:y="1.535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4.632cm" svg:y="1.535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5.351cm" svg:y="1.53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6.073cm" svg:y="1.535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6.79cm" svg:y="1.535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3.912cm" svg:y="2.25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912cm" svg:y="2.975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912cm" svg:y="3.695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4.632cm" svg:y="2.25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5.351cm" svg:y="2.25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717cm" svg:height="0.72cm" svg:x="16.073cm" svg:y="2.25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4.632cm" svg:y="2.975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6.073cm" svg:y="2.975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4.632cm" svg:y="3.69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5.351cm" svg:y="3.69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6.073cm" svg:y="3.69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6.79cm" svg:y="2.255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6.79cm" svg:y="2.975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6.79cm" svg:y="3.69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3.912cm" svg:y="4.41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4.632cm" svg:y="4.41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5.351cm" svg:y="4.41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0.717cm" svg:height="0.719cm" svg:x="16.073cm" svg:y="4.41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6.79cm" svg:y="4.413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0.719cm" svg:height="0.717cm" svg:x="15.351cm" svg:y="2.97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912cm" svg:y="5.13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4.632cm" svg:y="5.13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5.351cm" svg:y="5.12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6.073cm" svg:y="5.13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6.79cm" svg:y="5.13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3.912cm" svg:y="5.85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912cm" svg:y="6.57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912cm" svg:y="7.291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4.632cm" svg:y="5.85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5.351cm" svg:y="5.849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717cm" svg:height="0.72cm" svg:x="16.073cm" svg:y="5.85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4.632cm" svg:y="6.57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6.073cm" svg:y="6.57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4.632cm" svg:y="7.29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5.351cm" svg:y="7.289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6.073cm" svg:y="7.29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6.79cm" svg:y="5.851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6.79cm" svg:y="6.57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6.79cm" svg:y="7.29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3.912cm" svg:y="8.0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4.632cm" svg:y="8.0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5.351cm" svg:y="8.007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717cm" svg:height="0.72cm" svg:x="16.073cm" svg:y="8.0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6.79cm" svg:y="8.0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0.719cm" svg:height="0.718cm" svg:x="15.351cm" svg:y="6.568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912cm" svg:y="8.73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4.632cm" svg:y="8.73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5.351cm" svg:y="8.72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6.073cm" svg:y="8.73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6.79cm" svg:y="8.732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3.912cm" svg:y="9.45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912cm" svg:y="10.17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3.912cm" svg:y="10.891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4.632cm" svg:y="9.45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719cm" svg:height="0.719cm" svg:x="15.351cm" svg:y="9.4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0.717cm" svg:height="0.719cm" svg:x="16.073cm" svg:y="9.45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4.632cm" svg:y="10.17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6.073cm" svg:y="10.17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4.632cm" svg:y="10.89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5.351cm" svg:y="10.889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0.717cm" svg:height="0.718cm" svg:x="16.073cm" svg:y="10.89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72cm" svg:height="0.719cm" svg:x="16.79cm" svg:y="9.452cm">
          <text:p text:style-name="P4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6.79cm" svg:y="10.171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2cm" svg:height="0.718cm" svg:x="16.79cm" svg:y="10.89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3.912cm" svg:y="11.6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0.719cm" svg:height="0.72cm" svg:x="14.632cm" svg:y="11.6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719cm" svg:height="0.718cm" svg:x="15.351cm" svg:y="11.607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0.717cm" svg:height="0.72cm" svg:x="16.073cm" svg:y="11.6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cm" svg:height="0.72cm" svg:x="16.79cm" svg:y="11.609cm">
          <text:p text:style-name="P4"><text:span text:style-name="T2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0.719cm" svg:height="0.716cm" svg:x="15.351cm" svg:y="10.169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32" draw:text-style-name="P6" draw:layer="layout" svg:width="0.953cm" svg:height="8.573cm" svg:x="1cm" svg:y="1.317cm">
          <text:p text:style-name="P5">GUI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4.445cm" svg:height="0.635cm" svg:x="3.222cm" svg:y="1.317cm">
          <text:p text:style-name="P7">heroLab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4.445cm" svg:height="0.635cm" svg:x="3.222cm" svg:y="2.27cm">
          <text:p text:style-name="P7">messageLabel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3.222cm" svg:y="3.222cm">
          <text:p text:style-name="P7">monsterLabel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3.222cm" svg:y="4.175cm">
          <text:p text:style-name="P7">upButton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3.222cm" svg:y="5.127cm">
          <text:p text:style-name="P7">leftButton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3.222cm" svg:y="6.08cm">
          <text:p text:style-name="P7">rightButton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3.222cm" svg:y="7.032cm">
          <text:p text:style-name="P7">downButton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3.222cm" svg:y="7.985cm">
          <text:p text:style-name="P7">battleButton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127cm" svg:height="0.635cm" svg:x="3.54cm" svg:y="9.255cm">
          <text:p text:style-name="P7"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.952cm" svg:y1="1.635cm" svg:x2="3.222cm" svg:y2="1.635cm">
          <text:p/>
        </draw:line>
        <draw:line draw:style-name="gr36" draw:text-style-name="P10" draw:layer="layout" svg:x1="1.952cm" svg:y1="2.587cm" svg:x2="3.222cm" svg:y2="2.587cm">
          <text:p/>
        </draw:line>
        <draw:line draw:style-name="gr36" draw:text-style-name="P10" draw:layer="layout" svg:x1="1.952cm" svg:y1="3.54cm" svg:x2="3.222cm" svg:y2="3.54cm">
          <text:p/>
        </draw:line>
        <draw:line draw:style-name="gr36" draw:text-style-name="P10" draw:layer="layout" svg:x1="1.952cm" svg:y1="4.492cm" svg:x2="3.222cm" svg:y2="4.492cm">
          <text:p/>
        </draw:line>
        <draw:line draw:style-name="gr36" draw:text-style-name="P10" draw:layer="layout" svg:x1="1.952cm" svg:y1="5.445cm" svg:x2="3.222cm" svg:y2="5.445cm">
          <text:p/>
        </draw:line>
        <draw:line draw:style-name="gr36" draw:text-style-name="P10" draw:layer="layout" svg:x1="1.952cm" svg:y1="6.397cm" svg:x2="3.222cm" svg:y2="6.397cm">
          <text:p/>
        </draw:line>
        <draw:line draw:style-name="gr36" draw:text-style-name="P10" draw:layer="layout" svg:x1="1.952cm" svg:y1="7.35cm" svg:x2="3.222cm" svg:y2="7.35cm">
          <text:p/>
        </draw:line>
        <draw:line draw:style-name="gr36" draw:text-style-name="P10" draw:layer="layout" svg:x1="1.952cm" svg:y1="8.302cm" svg:x2="3.222cm" svg:y2="8.302cm">
          <text:p/>
        </draw:line>
        <draw:line draw:style-name="gr36" draw:text-style-name="P10" draw:layer="layout" svg:x1="1.952cm" svg:y1="9.255cm" svg:x2="3.222cm" svg:y2="9.255cm">
          <text:p/>
        </draw:line>
        <draw:custom-shape draw:style-name="gr35" draw:text-style-name="P9" draw:layer="layout" svg:width="4.127cm" svg:height="0.635cm" svg:x="3.44cm" svg:y="9.155cm"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127cm" svg:height="0.635cm" svg:x="3.34cm" svg:y="9.055cm"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4.128cm" svg:height="0.635cm" svg:x="3.222cm" svg:y="8.937cm">
          <text:p text:style-name="P7">mapView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4.445cm" svg:height="0.635cm" svg:x="16.239cm" svg:y="1.317cm">
          <text:p text:style-name="P7">heroLab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4.445cm" svg:height="0.635cm" svg:x="16.239cm" svg:y="2.27cm">
          <text:p text:style-name="P7">messageLabel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16.239cm" svg:y="3.222cm">
          <text:p text:style-name="P7">monsterLabel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16.239cm" svg:y="4.175cm">
          <text:p text:style-name="P7">upButton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16.239cm" svg:y="5.127cm">
          <text:p text:style-name="P7">leftButton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16.239cm" svg:y="6.08cm">
          <text:p text:style-name="P7">rightButton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16.239cm" svg:y="7.032cm">
          <text:p text:style-name="P7">downButton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445cm" svg:height="0.635cm" svg:x="16.239cm" svg:y="7.985cm">
          <text:p text:style-name="P7">battleButton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127cm" svg:height="0.635cm" svg:x="16.557cm" svg:y="9.255cm">
          <text:p text:style-name="P7"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5.287cm" svg:y1="1.635cm" svg:x2="16.239cm" svg:y2="1.635cm">
          <text:p/>
        </draw:line>
        <draw:line draw:style-name="gr36" draw:text-style-name="P10" draw:layer="layout" svg:x1="15.287cm" svg:y1="2.587cm" svg:x2="16.239cm" svg:y2="2.587cm">
          <text:p/>
        </draw:line>
        <draw:line draw:style-name="gr36" draw:text-style-name="P10" draw:layer="layout" svg:x1="15.287cm" svg:y1="3.54cm" svg:x2="16.239cm" svg:y2="3.54cm">
          <text:p/>
        </draw:line>
        <draw:line draw:style-name="gr36" draw:text-style-name="P10" draw:layer="layout" svg:x1="15.287cm" svg:y1="4.492cm" svg:x2="16.239cm" svg:y2="4.492cm">
          <text:p/>
        </draw:line>
        <draw:line draw:style-name="gr36" draw:text-style-name="P10" draw:layer="layout" svg:x1="15.287cm" svg:y1="5.445cm" svg:x2="16.239cm" svg:y2="5.445cm">
          <text:p/>
        </draw:line>
        <draw:line draw:style-name="gr36" draw:text-style-name="P10" draw:layer="layout" svg:x1="15.287cm" svg:y1="6.397cm" svg:x2="16.239cm" svg:y2="6.397cm">
          <text:p/>
        </draw:line>
        <draw:line draw:style-name="gr36" draw:text-style-name="P10" draw:layer="layout" svg:x1="15.287cm" svg:y1="7.35cm" svg:x2="16.239cm" svg:y2="7.35cm">
          <text:p/>
        </draw:line>
        <draw:line draw:style-name="gr36" draw:text-style-name="P10" draw:layer="layout" svg:x1="15.287cm" svg:y1="8.302cm" svg:x2="16.239cm" svg:y2="8.302cm">
          <text:p/>
        </draw:line>
        <draw:line draw:style-name="gr36" draw:text-style-name="P10" draw:layer="layout" svg:x1="15.287cm" svg:y1="9.255cm" svg:x2="16.239cm" svg:y2="9.255cm">
          <text:p/>
        </draw:line>
        <draw:custom-shape draw:style-name="gr35" draw:text-style-name="P9" draw:layer="layout" svg:width="4.127cm" svg:height="0.635cm" svg:x="16.457cm" svg:y="9.155cm"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127cm" svg:height="0.635cm" svg:x="16.357cm" svg:y="9.055cm">
          <text:p text:style-name="P7"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4.128cm" svg:height="0.635cm" svg:x="16.239cm" svg:y="8.937cm">
          <text:p text:style-name="P7">mapView</text:p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953cm" svg:height="8.573cm" svg:x="10.207cm" svg:y="1.317cm">
          <text:p text:style-name="P5">GUI</text:p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1.159cm" svg:y1="2.587cm" svg:x2="12.111cm" svg:y2="2.587cm">
          <text:p/>
        </draw:line>
        <draw:line draw:style-name="gr36" draw:text-style-name="P10" draw:layer="layout" svg:x1="11.159cm" svg:y1="6.397cm" svg:x2="12.111cm" svg:y2="6.397cm">
          <text:p/>
        </draw:line>
        <draw:line draw:style-name="gr36" draw:text-style-name="P10" draw:layer="layout" svg:x1="11.159cm" svg:y1="9.255cm" svg:x2="12.111cm" svg:y2="9.255cm">
          <text:p/>
        </draw:line>
        <draw:custom-shape draw:style-name="gr38" draw:text-style-name="P12" draw:layer="layout" svg:width="3.175cm" svg:height="0.953cm" svg:x="12.112cm" svg:y="8.937cm">
          <text:p text:style-name="P11"><text:span text:style-name="T3">ma</text:span><text:span text:style-name="T3">pP</text:span><text:span text:style-name="T3">an</text:span><text:span text:style-name="T3">el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.176cm" svg:height="4.446cm" svg:x="12.111cm" svg:y="4.174cm">
          <text:p text:style-name="P11"><text:span text:style-name="T3">control</text:span></text:p>
          <text:p text:style-name="P11"><text:span text:style-name="T3">Panel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176cm" svg:height="2.541cm" svg:x="12.111cm" svg:y="1.316cm">
          <text:p text:style-name="P11"><text:span text:style-name="T3">info</text:span></text:p>
          <text:p text:style-name="P11"><text:span text:style-name="T3">Panel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1.588cm" svg:height="2.222cm" svg:x="8.302cm" svg:y="4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7:22:33.007389533</meta:creation-date>
    <dc:date>2025-08-08T11:23:54.753195829</dc:date>
    <meta:editing-duration>PT2H44M36S</meta:editing-duration>
    <meta:editing-cycles>5</meta:editing-cycles>
    <meta:generator>LibreOffice/7.4.7.2$Linux_X86_64 LibreOffice_project/40$Build-2</meta:generator>
    <meta:document-statistic meta:object-count="310"/>
  </office:meta>
</office:document-meta>
</file>